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a725" officeooo:paragraph-rsid="0006a725"/>
    </style:style>
    <style:style style:name="P2" style:family="paragraph" style:parent-style-name="Text_20_body">
      <style:text-properties style:text-underline-style="solid" style:text-underline-width="auto" style:text-underline-color="font-color" officeooo:rsid="0009a11d" officeooo:paragraph-rsid="0009a11d"/>
    </style:style>
    <style:style style:name="P3" style:family="paragraph" style:parent-style-name="Text_20_body">
      <style:text-properties style:text-underline-style="none" officeooo:rsid="000c1574" officeooo:paragraph-rsid="000c1574"/>
    </style:style>
    <style:style style:name="P4" style:family="paragraph" style:parent-style-name="Text_20_body">
      <style:text-properties style:text-underline-style="none" officeooo:rsid="000c6b0a" officeooo:paragraph-rsid="000e3237"/>
    </style:style>
    <style:style style:name="P5" style:family="paragraph" style:parent-style-name="Text_20_body">
      <style:text-properties fo:font-style="italic" style:text-underline-style="none" officeooo:rsid="000c6b0a" officeooo:paragraph-rsid="000e3237" style:font-style-asian="italic" style:font-style-complex="italic"/>
    </style:style>
    <style:style style:name="P6" style:family="paragraph" style:parent-style-name="Text_20_body">
      <style:text-properties fo:font-style="normal" style:text-underline-style="none" officeooo:rsid="00104958" officeooo:paragraph-rsid="00104958" style:font-style-asian="normal" style:font-style-complex="normal"/>
    </style:style>
    <style:style style:name="P7" style:family="paragraph" style:parent-style-name="Text_20_body" style:list-style-name="L1">
      <style:text-properties fo:font-style="normal" style:text-underline-style="none" officeooo:rsid="00104958" officeooo:paragraph-rsid="00104958" style:font-style-asian="normal" style:font-style-complex="normal"/>
    </style:style>
    <style:style style:name="P8" style:family="paragraph" style:parent-style-name="Text_20_body" style:list-style-name="L1">
      <style:text-properties fo:font-style="normal" style:text-underline-style="none" officeooo:rsid="00112032" officeooo:paragraph-rsid="00112032" style:font-style-asian="normal" style:font-style-complex="normal"/>
    </style:style>
    <style:style style:name="P9" style:family="paragraph" style:parent-style-name="Text_20_body" style:list-style-name="L1">
      <style:text-properties fo:font-style="normal" style:text-underline-style="none" officeooo:rsid="00133b08" officeooo:paragraph-rsid="00133b08" style:font-style-asian="normal" style:font-style-complex="normal"/>
    </style:style>
    <style:style style:name="P10" style:family="paragraph" style:parent-style-name="Text_20_body" style:list-style-name="L1">
      <style:text-properties fo:font-style="normal" style:text-underline-style="none" officeooo:rsid="0015f4c6" officeooo:paragraph-rsid="0015f4c6" style:font-style-asian="normal" style:font-style-complex="normal"/>
    </style:style>
    <style:style style:name="P11" style:family="paragraph" style:parent-style-name="Text_20_body">
      <style:text-properties fo:font-style="normal" style:text-underline-style="none" officeooo:rsid="00175659" officeooo:paragraph-rsid="00175659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194515" officeooo:paragraph-rsid="00194515" style:font-style-asian="normal" style:font-style-complex="normal"/>
    </style:style>
    <style:style style:name="P13" style:family="paragraph" style:parent-style-name="Text_20_body">
      <style:text-properties fo:font-style="normal" style:text-underline-style="none" officeooo:rsid="001b7c05" officeooo:paragraph-rsid="001b7c05" style:font-style-asian="normal" style:font-style-complex="normal"/>
    </style:style>
    <style:style style:name="P14" style:family="paragraph" style:parent-style-name="Text_20_body">
      <style:text-properties fo:font-style="normal" style:text-underline-style="none" officeooo:rsid="001eb95c" officeooo:paragraph-rsid="001eb95c" style:font-style-asian="normal" style:font-style-complex="normal"/>
    </style:style>
    <style:style style:name="P15" style:family="paragraph" style:parent-style-name="Text_20_body" style:list-style-name="L2">
      <style:text-properties fo:font-style="normal" style:text-underline-style="none" officeooo:rsid="001eb95c" officeooo:paragraph-rsid="001eb95c" style:font-style-asian="normal" style:font-style-complex="normal"/>
    </style:style>
    <style:style style:name="P16" style:family="paragraph" style:parent-style-name="Text_20_body" style:list-style-name="L2">
      <style:text-properties fo:font-style="normal" style:text-underline-style="none" officeooo:rsid="00217497" officeooo:paragraph-rsid="00217497" style:font-style-asian="normal" style:font-style-complex="normal"/>
    </style:style>
    <style:style style:name="P17" style:family="paragraph" style:parent-style-name="Text_20_body">
      <style:text-properties fo:font-style="normal" style:text-underline-style="none" officeooo:rsid="00238ee4" officeooo:paragraph-rsid="00238ee4" style:font-style-asian="normal" style:font-style-complex="normal"/>
    </style:style>
    <style:style style:name="P18" style:family="paragraph" style:parent-style-name="Text_20_body">
      <style:text-properties fo:font-style="normal" style:text-underline-style="none" officeooo:rsid="0025597f" officeooo:paragraph-rsid="0025597f" style:font-style-asian="normal" style:font-style-complex="normal"/>
    </style:style>
    <style:style style:name="P19" style:family="paragraph" style:parent-style-name="Text_20_body">
      <style:text-properties fo:font-style="normal" style:text-underline-style="none" officeooo:rsid="00289e24" officeooo:paragraph-rsid="00289e24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2a0854" officeooo:paragraph-rsid="002a0854" style:font-style-asian="normal" style:font-style-complex="normal"/>
    </style:style>
    <style:style style:name="P21" style:family="paragraph" style:parent-style-name="Title">
      <style:text-properties officeooo:rsid="0006a725" officeooo:paragraph-rsid="0006a725"/>
    </style:style>
    <style:style style:name="T1" style:family="text">
      <style:text-properties officeooo:rsid="0010eaed"/>
    </style:style>
    <style:style style:name="T2" style:family="text">
      <style:text-properties officeooo:rsid="00112032"/>
    </style:style>
    <style:style style:name="T3" style:family="text">
      <style:text-properties officeooo:rsid="0012eb86"/>
    </style:style>
    <style:style style:name="T4" style:family="text">
      <style:text-properties officeooo:rsid="001439fa"/>
    </style:style>
    <style:style style:name="T5" style:family="text">
      <style:text-properties officeooo:rsid="001fa451"/>
    </style:style>
    <style:style style:name="T6" style:family="text">
      <style:text-properties officeooo:rsid="00226ade"/>
    </style:style>
    <style:style style:name="T7" style:family="text">
      <style:text-properties officeooo:rsid="002716f9"/>
    </style:style>
    <style:style style:name="T8" style:family="text">
      <style:text-properties officeooo:rsid="0027893e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oncurrency</text:p>
      <text:p text:style-name="P1">Interlude: Thread API</text:p>
      <text:p text:style-name="P2">The Crux: How Do We Create and Control Threads?</text:p>
      <text:p text:style-name="P3">27.1 Thread Creation</text:p>
      <text:p text:style-name="P4">POSIX interface: </text:p>
      <text:p text:style-name="P5">pthread_create(pthread_<text:span text:style-name="T1">t</text:span>*, const pthread_attr_t*, void*, void*)</text:p>
      <text:p text:style-name="P6">Arguments:</text:p>
      <text:list xml:id="list2890086" text:style-name="L1">
        <text:list-item>
          <text:p text:style-name="P7">pointer to a structure of type pthreat_t <text:span text:style-name="T2">(initialization, used when interacting with the thread)</text:span></text:p>
        </text:list-item>
        <text:list-item>
          <text:p text:style-name="P8">specify any attributes this thread might have <text:span text:style-name="T3">(e.g. setting stack size or using default NULL)</text:span></text:p>
        </text:list-item>
        <text:list-item>
          <text:p text:style-name="P9">Which function should this thread start running in? <text:span text:style-name="T4">(A function pointer)</text:span></text:p>
        </text:list-item>
        <text:list-item>
          <text:p text:style-name="P10">The argument to be passed to the function where the thread begins execution.</text:p>
        </text:list-item>
      </text:list>
      <text:p text:style-name="P11">Noww we have another live executing entity, complete with its own call stack, running within the same address space as ass the concurrently existing threads in the program. </text:p>
      <text:p text:style-name="P12">27.2 Thread Completion</text:p>
      <text:p text:style-name="P13">If we want to wait for a thread to complete, we must call the routine pthread_join(). </text:p>
      <text:p text:style-name="P14">Arguments:</text:p>
      <text:list xml:id="list4034486168" text:style-name="L2">
        <text:list-item>
          <text:p text:style-name="P15">Specification of which thread to wait for (type pthread_t), <text:span text:style-name="T5">variable initialized by the thread creation routine. </text:span></text:p>
        </text:list-item>
        <text:list-item>
          <text:p text:style-name="P16">A pointer to the return value yu expect to get back. <text:span text:style-name="T6">(void pointer, since we can return anything) </text:span></text:p>
        </text:list-item>
      </text:list>
      <text:p text:style-name="P17">Instead of creating a thread using pthread_create() and then wait for it to return with pthread_join() is a strange way of creating a thread. Intead, we can accomplish this by using a procedural call. </text:p>
      <text:p text:style-name="P17"/>
      <text:p text:style-name="P18">For example webservers that uses a main thread to accept request and then passing those to worker threadsmay never use pthread_join(). <text:span text:style-name="T7">However in a parallell program that creates threads for a particular task will likely use pthread_join() to make sure all such work completes before </text:span><text:span text:style-name="T8">exiting or moving to the next step of the execution. </text:span></text:p>
      <text:p text:style-name="P19">27.3 Locks</text:p>
      <text:p text:style-name="P20">A very useful set of functions providing mutual exclusiion to critical section via <text:span text:style-name="T9">lock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9:06:08.059360845</meta:creation-date>
    <dc:date>2020-12-18T19:31:30.229288457</dc:date>
    <meta:editing-duration>PT25M8S</meta:editing-duration>
    <meta:editing-cycles>28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270" meta:character-count="1677" meta:non-whitespace-character-count="1427"/>
  </office:meta>
</office:document-meta>
</file>